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nochromator od</text:p>
          </table:table-cell>
          <table:table-cell/>
          <table:table-cell office:value-type="float" office:value="13.9" calcext:value-type="float">
            <text:p>13.9</text:p>
          </table:table-cell>
          <table:table-cell table:number-columns-repeated="2"/>
          <table:table-cell office:value-type="string" calcext:value-type="string">
            <text:p>prosta od dubletu</text:p>
          </table:table-cell>
          <table:table-cell/>
          <table:table-cell office:value-type="string" calcext:value-type="string">
            <text:p>x1</text:p>
          </table:table-cell>
          <table:table-cell table:formula="of:=[.D12]" office:value-type="float" office:value="16.9525096187478" calcext:value-type="float">
            <text:p>16.9525096187</text:p>
          </table:table-cell>
          <table:table-cell office:value-type="string" calcext:value-type="string">
            <text:p>a</text:p>
          </table:table-cell>
          <table:table-cell table:formula="of:=([.I4]-[.I2])/([.I3]-[.I1])" office:value-type="float" office:value="52.1303376623334" calcext:value-type="float">
            <text:p>52.1303376623</text:p>
          </table:table-cell>
        </table:table-row>
        <table:table-row table:style-name="ro1">
          <table:table-cell office:value-type="string" calcext:value-type="string">
            <text:p>monochromator do</text:p>
          </table:table-cell>
          <table:table-cell/>
          <table:table-cell office:value-type="float" office:value="19.4" calcext:value-type="float">
            <text:p>19.4</text:p>
          </table:table-cell>
          <table:table-cell table:number-columns-repeated="2"/>
          <table:table-cell office:value-type="string" calcext:value-type="string">
            <text:p>y = ax + b</text:p>
          </table:table-cell>
          <table:table-cell/>
          <table:table-cell office:value-type="string" calcext:value-type="string">
            <text:p>y1</text:p>
          </table:table-cell>
          <table:table-cell office:value-type="float" office:value="576.96" calcext:value-type="float">
            <text:p>576.96</text:p>
          </table:table-cell>
          <table:table-cell office:value-type="string" calcext:value-type="string">
            <text:p>b</text:p>
          </table:table-cell>
          <table:table-cell table:formula="of:=[.I2]-[.K1]*[.I1]" office:value-type="float" office:value="-306.780050649279" calcext:value-type="float">
            <text:p>-306.7800506493</text:p>
          </table:table-cell>
        </table:table-row>
        <table:table-row table:style-name="ro1">
          <table:table-cell office:value-type="string" calcext:value-type="string">
            <text:p>krokow</text:p>
          </table:table-cell>
          <table:table-cell/>
          <table:table-cell office:value-type="float" office:value="34308" calcext:value-type="float">
            <text:p>34308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formula="of:=[.D13]" office:value-type="float" office:value="16.9929083595663" calcext:value-type="float">
            <text:p>16.9929083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krok</text:p>
          </table:table-cell>
          <table:table-cell/>
          <table:table-cell table:formula="of:=([.C2]-[.C1])/[.C3]" office:value-type="float" office:value="0.000160312463565349" calcext:value-type="float">
            <text:p>0.0001603125</text:p>
          </table:table-cell>
          <table:table-cell table:number-columns-repeated="4"/>
          <table:table-cell office:value-type="string" calcext:value-type="string">
            <text:p>y2</text:p>
          </table:table-cell>
          <table:table-cell office:value-type="float" office:value="579.066" calcext:value-type="float">
            <text:p>579.06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ksimum</text:p>
          </table:table-cell>
          <table:table-cell office:value-type="string" calcext:value-type="string">
            <text:p>odczyt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dokladny kat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lambda (z tablic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8" calcext:value-type="float">
            <text:p>14.28</text:p>
          </table:table-cell>
          <table:table-cell office:value-type="float" office:value="2333" calcext:value-type="float">
            <text:p>2333</text:p>
          </table:table-cell>
          <table:table-cell table:formula="of:=13.9+[.C7]*[.$C$4]" office:value-type="float" office:value="14.274008977498" calcext:value-type="float">
            <text:p>14.2740089775</text:p>
          </table:table-cell>
          <table:table-cell table:formula="of:=[.$K$1]*[.D7]+[.$K$2]" office:value-type="float" office:value="437.328857142869" calcext:value-type="float">
            <text:p>437.3288571429</text:p>
          </table:table-cell>
          <table:table-cell office:value-type="float" office:value="435.833" calcext:value-type="float">
            <text:p>435.833</text:p>
          </table:table-cell>
          <table:table-cell office:value-type="string" calcext:value-type="string">
            <text:p>Hg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88" calcext:value-type="float">
            <text:p>14.88</text:p>
          </table:table-cell>
          <table:table-cell office:value-type="float" office:value="6119" calcext:value-type="float">
            <text:p>6119</text:p>
          </table:table-cell>
          <table:table-cell table:formula="of:=13.9+[.C8]*[.$C$4]" office:value-type="float" office:value="14.8809519645564" calcext:value-type="float">
            <text:p>14.8809519646</text:p>
          </table:table-cell>
          <table:table-cell table:formula="of:=[.$K$1]*[.D8]+[.$K$2]" office:value-type="float" office:value="468.969000000009" calcext:value-type="float">
            <text:p>468.969</text:p>
          </table:table-cell>
          <table:table-cell office:value-type="float" office:value="467.814" calcext:value-type="float">
            <text:p>467.814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1" calcext:value-type="float">
            <text:p>15.1</text:p>
          </table:table-cell>
          <table:table-cell office:value-type="float" office:value="7566" calcext:value-type="float">
            <text:p>7566</text:p>
          </table:table-cell>
          <table:table-cell table:formula="of:=13.9+[.C9]*[.$C$4]" office:value-type="float" office:value="15.1129240993354" calcext:value-type="float">
            <text:p>15.1129240993</text:p>
          </table:table-cell>
          <table:table-cell table:formula="of:=[.$K$1]*[.D9]+[.$K$2]" office:value-type="float" office:value="481.061785714294" calcext:value-type="float">
            <text:p>481.0617857143</text:p>
          </table:table-cell>
          <table:table-cell office:value-type="float" office:value="479.991" calcext:value-type="float">
            <text:p>479.991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64" calcext:value-type="float">
            <text:p>15.64</text:p>
          </table:table-cell>
          <table:table-cell office:value-type="float" office:value="10958" calcext:value-type="float">
            <text:p>10958</text:p>
          </table:table-cell>
          <table:table-cell table:formula="of:=13.9+[.C10]*[.$C$4]" office:value-type="float" office:value="15.6567039757491" calcext:value-type="float">
            <text:p>15.6567039757</text:p>
          </table:table-cell>
          <table:table-cell table:formula="of:=[.$K$1]*[.D10]+[.$K$2]" office:value-type="float" office:value="509.40921428572" calcext:value-type="float">
            <text:p>509.4092142857</text:p>
          </table:table-cell>
          <table:table-cell office:value-type="float" office:value="508.582" calcext:value-type="float">
            <text:p>508.582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36" calcext:value-type="float">
            <text:p>16.36</text:p>
          </table:table-cell>
          <table:table-cell office:value-type="float" office:value="15397" calcext:value-type="float">
            <text:p>15397</text:p>
          </table:table-cell>
          <table:table-cell table:formula="of:=13.9+[.C11]*[.$C$4]" office:value-type="float" office:value="16.3683310015157" calcext:value-type="float">
            <text:p>16.3683310015</text:p>
          </table:table-cell>
          <table:table-cell table:formula="of:=[.$K$1]*[.D11]+[.$K$2]" office:value-type="float" office:value="546.506571428574" calcext:value-type="float">
            <text:p>546.5065714286</text:p>
          </table:table-cell>
          <table:table-cell office:value-type="float" office:value="546.074" calcext:value-type="float">
            <text:p>546.074</text:p>
          </table:table-cell>
          <table:table-cell office:value-type="string" calcext:value-type="string">
            <text:p>Hg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94" calcext:value-type="float">
            <text:p>16.94</text:p>
          </table:table-cell>
          <table:table-cell office:value-type="float" office:value="19041" calcext:value-type="float">
            <text:p>19041</text:p>
          </table:table-cell>
          <table:table-cell table:formula="of:=13.9+[.C12]*[.$C$4]" office:value-type="float" office:value="16.9525096187478" calcext:value-type="float">
            <text:p>16.9525096187</text:p>
          </table:table-cell>
          <table:table-cell table:formula="of:=[.$K$1]*[.D12]+[.$K$2]" office:value-type="float" office:value="576.96" calcext:value-type="float">
            <text:p>576.96</text:p>
          </table:table-cell>
          <table:table-cell office:value-type="float" office:value="576.96" calcext:value-type="float">
            <text:p>576.96</text:p>
          </table:table-cell>
          <table:table-cell office:value-type="string" calcext:value-type="string">
            <text:p>Hg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04" calcext:value-type="float">
            <text:p>17.04</text:p>
          </table:table-cell>
          <table:table-cell office:value-type="float" office:value="19293" calcext:value-type="float">
            <text:p>19293</text:p>
          </table:table-cell>
          <table:table-cell table:formula="of:=13.9+[.C13]*[.$C$4]" office:value-type="float" office:value="16.9929083595663" calcext:value-type="float">
            <text:p>16.9929083596</text:p>
          </table:table-cell>
          <table:table-cell table:formula="of:=[.$K$1]*[.D13]+[.$K$2]" office:value-type="float" office:value="579.066" calcext:value-type="float">
            <text:p>579.066</text:p>
          </table:table-cell>
          <table:table-cell office:value-type="float" office:value="579.066" calcext:value-type="float">
            <text:p>579.066</text:p>
          </table:table-cell>
          <table:table-cell office:value-type="string" calcext:value-type="string">
            <text:p>Hg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24" calcext:value-type="float">
            <text:p>18.24</text:p>
          </table:table-cell>
          <table:table-cell office:value-type="float" office:value="26958" calcext:value-type="float">
            <text:p>26958</text:p>
          </table:table-cell>
          <table:table-cell table:formula="of:=13.9+[.C14]*[.$C$4]" office:value-type="float" office:value="18.2217033927947" calcext:value-type="float">
            <text:p>18.2217033928</text:p>
          </table:table-cell>
          <table:table-cell table:formula="of:=[.$K$1]*[.D14]+[.$K$2]" office:value-type="float" office:value="643.123499999995" calcext:value-type="float">
            <text:p>643.1235</text:p>
          </table:table-cell>
          <table:table-cell office:value-type="float" office:value="643.847" calcext:value-type="float">
            <text:p>643.847</text:p>
          </table:table-cell>
          <table:table-cell office:value-type="string" calcext:value-type="string">
            <text:p>C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75" calcext:value-type="float">
            <text:p>19.75</text:p>
          </table:table-cell>
          <table:table-cell/>
          <table:table-cell table:formula="of:=13.9+[.C15]*[.$C$4]" office:value-type="float" office:value="13.9" calcext:value-type="float">
            <text:p>13.9</text:p>
          </table:table-cell>
          <table:table-cell table:formula="of:=[.$K$1]*[.D15]+[.$K$2]" office:value-type="float" office:value="417.831642857156" calcext:value-type="float">
            <text:p>417.831642857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9" calcext:value-type="float">
            <text:p>19.9</text:p>
          </table:table-cell>
          <table:table-cell/>
          <table:table-cell table:formula="of:=13.9+[.C16]*[.$C$4]" office:value-type="float" office:value="13.9" calcext:value-type="float">
            <text:p>13.9</text:p>
          </table:table-cell>
          <table:table-cell table:formula="of:=[.$K$1]*[.D16]+[.$K$2]" office:value-type="float" office:value="417.831642857156" calcext:value-type="float">
            <text:p>417.83164285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08:22:01.439700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6-11-16T07:26:56.509239220</meta:creation-date>
    <dc:date>2016-11-16T10:52:33.434268984</dc:date>
    <dc:creator>michal </dc:creator>
    <meta:editing-duration>PT2H31M16S</meta:editing-duration>
    <meta:editing-cycles>5</meta:editing-cycles>
    <meta:generator>LibreOffice/4.2.8.2$Linux_x86 LibreOffice_project/420m0$Build-2</meta:generator>
    <meta:document-statistic meta:table-count="1" meta:cell-count="92" meta:object-count="0"/>
  </office:meta>
</office:document-meta>
</file>